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82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07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235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1.954cm" fo:break-before="auto" style:use-optimal-row-height="true"/>
    </style:style>
    <style:style style:name="ro20" style:family="table-row">
      <style:table-row-properties style:row-height="0.499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2.434cm" fo:break-before="auto" style:use-optimal-row-height="true"/>
    </style:style>
    <style:style style:name="ro28" style:family="table-row">
      <style:table-row-properties style:row-height="1.475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0.612cm" fo:break-before="auto" style:use-optimal-row-height="true"/>
    </style:style>
    <style:style style:name="ro33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0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9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3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3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93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38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4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46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97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0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1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2" style:family="table-cell" style:parent-style-name="Default">
      <style:text-properties style:font-name="Avenir" fo:font-style="normal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5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6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0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5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122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3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1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5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style:vertical-align="middle"/>
      <style:text-properties style:font-name="Avenir3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"/>
    </style:style>
    <style:style style:name="ce184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0" style:family="table-cell" style:parent-style-name="Default">
      <style:table-cell-properties style:vertical-align="middle"/>
      <style:text-properties style:use-window-font-color="true" style:font-name="Avenir"/>
    </style:style>
    <style:style style:name="ce185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6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1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1" fo:font-weight="bold"/>
    </style:style>
    <style:style style:name="ce190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1" fo:font-weight="normal"/>
    </style:style>
    <style:style style:name="ce190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1" fo:font-weight="bold"/>
    </style:style>
    <style:style style:name="ce190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5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3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63" style:family="table-cell" style:parent-style-name="Default">
      <style:table-cell-properties fo:border="0.06pt solid #000000" style:vertical-align="middle"/>
      <style:text-properties style:font-name="Avenir"/>
    </style:style>
    <style:style style:name="ce16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7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7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8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80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5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2" style:family="text">
      <style:text-properties fo:color="#bf004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<text:s/>Jaffar ibn al-Abbas, dzsenn, ateista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93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<text:s/>opportunista, sznob, dand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Feri Jafarnak öltözve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85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1" calcext:value-type="float">
            <text:p>1</text:p>
          </table:table-cell>
          <table:table-cell table:style-name="ce5"/>
          <table:table-cell table:style-name="Default" table:number-columns-repeated="5"/>
          <table:table-cell table:style-name="ce685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5"/>
          <table:table-cell table:style-name="ce147" table:content-validation-name="val49" table:formula="of:=[$Data.$C$6]+([.$D$8]*(   ([.C22]+[$Data.$C7])  +   ([.$C23]+[Data.$C8]) )  )" office:value-type="float" office:value="526" calcext:value-type="float">
            <text:p>526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36" calcext:value-type="float" table:number-columns-spanned="2" table:number-rows-spanned="1">
            <text:p>36</text:p>
          </table:table-cell>
          <table:covered-table-cell table:style-name="ce317"/>
          <table:table-cell table:style-name="ce685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489" calcext:value-type="float" table:number-columns-spanned="2" table:number-rows-spanned="1">
            <text:p>489</text:p>
          </table:table-cell>
          <table:covered-table-cell table:style-name="ce317"/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386" calcext:value-type="float">
            <text:p>386</text:p>
          </table:table-cell>
          <table:table-cell table:style-name="ce5"/>
          <table:table-cell table:style-name="Default" table:number-columns-repeated="5"/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388" calcext:value-type="float">
            <text:p>388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9" calcext:value-type="float" table:number-columns-spanned="2" table:number-rows-spanned="1">
            <text:p>9</text:p>
          </table:table-cell>
          <table:covered-table-cell table:style-name="ce337"/>
          <table:table-cell table:style-name="ce685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6"/>
          <table:table-cell table:style-name="ce5" table:number-columns-repeated="4"/>
          <table:table-cell table:style-name="ce685" table:number-columns-repeated="2"/>
          <table:table-cell table:style-name="ce5" table:number-columns-repeated="4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6" calcext:value-type="float">
            <text:p>6</text:p>
          </table:table-cell>
          <table:table-cell table:style-name="ce685" table:number-columns-repeated="2"/>
          <table:table-cell table:style-name="ce267"/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9"/>
          <table:table-cell table:style-name="ce286" office:value-type="string" calcext:value-type="string">
            <text:p>MP</text:p>
          </table:table-cell>
          <table:table-cell table:style-name="ce279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5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80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80" table:content-validation-name="val63"/>
          <table:table-cell table:style-name="ce287" table:content-validation-name="val67" table:formula="of:=[.$J20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6" calcext:value-type="float">
            <text:p>6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5" table:content-validation-name="val16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4" calcext:value-type="float">
            <text:p>4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80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5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80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5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80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modor képzettségek</text:p>
          </table:table-cell>
          <table:table-cell table:style-name="ce685" table:formula="of:=[.K17]" office:value-type="float" office:value="6" calcext:value-type="float">
            <text:p>6</text:p>
          </table:table-cell>
          <table:table-cell table:style-name="ce698" table:formula="of:=([.$M23]/[.$E$13])*100" office:value-type="float" office:value="1.55440414507772" calcext:value-type="float">
            <text:p>1,55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5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80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85" table:formula="of:=[$Misztikus.E4]" office:value-type="float" office:value="207" calcext:value-type="float">
            <text:p>207</text:p>
          </table:table-cell>
          <table:table-cell table:style-name="ce698" table:formula="of:=([.$M24]/[.$E$13])*100" office:value-type="float" office:value="53.6269430051813" calcext:value-type="float">
            <text:p>53,63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5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80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85" table:content-validation-name="val72" office:value-type="string" calcext:value-type="string">
            <text:p>Primer világi képzettség</text:p>
          </table:table-cell>
          <table:table-cell table:style-name="ce685" table:formula="of:=[.K29]" office:value-type="float" office:value="155" calcext:value-type="float">
            <text:p>155</text:p>
          </table:table-cell>
          <table:table-cell table:style-name="ce698" table:formula="of:=([.$M25]/[.$E$13])*100" office:value-type="float" office:value="40.1554404145078" calcext:value-type="float">
            <text:p>40,16 %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80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i Fortélyok</text:p>
          </table:table-cell>
          <table:table-cell table:style-name="ce685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 table:number-columns-repeated="3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80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Misztikus fortélyok</text:p>
          </table:table-cell>
          <table:table-cell table:style-name="ce685" table:formula="of:=[$Misztikus.E3]" office:value-type="float" office:value="18" calcext:value-type="float">
            <text:p>18</text:p>
          </table:table-cell>
          <table:table-cell table:style-name="ce698" table:formula="of:=([.$M27]/[.$E$13])*100" office:value-type="float" office:value="4.66321243523316" calcext:value-type="float">
            <text:p>4,66 %</text:p>
          </table:table-cell>
          <table:table-cell table:style-name="ce5" table:number-columns-repeated="3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155" calcext:value-type="float">
            <text:p>155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86" calcext:value-type="float">
            <text:p>38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5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0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0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2" calcext:value-type="float">
            <text:p>2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4" calcext:value-type="float">
            <text:p>4</text:p>
          </table:table-cell>
          <table:table-cell table:number-columns-repeated="2"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0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7" calcext:value-type="float">
            <text:p>7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0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295" table:content-validation-name="val65"/>
          <table:table-cell table:style-name="ce321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38" calcext:value-type="float">
            <text:p>38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1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0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95" table:content-validation-name="val65"/>
          <table:table-cell table:style-name="ce321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0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95" table:content-validation-name="val65"/>
          <table:table-cell table:style-name="ce321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295" table:content-validation-name="val65"/>
          <table:table-cell table:style-name="ce321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121" calcext:value-type="float">
            <text:p>121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95" table:content-validation-name="val65"/>
          <table:table-cell table:style-name="ce323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95" table:content-validation-name="val65"/>
          <table:table-cell table:style-name="ce323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95" table:content-validation-name="val65"/>
          <table:table-cell table:style-name="ce323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42" table:content-validation-name="val57" office:value-type="string" calcext:value-type="string" table:number-columns-spanned="3" table:number-rows-spanned="1">
            <text:p>Etikett</text:p>
          </table:table-cell>
          <table:covered-table-cell table:number-columns-repeated="2" table:style-name="ce295" table:content-validation-name="val65"/>
          <table:table-cell table:style-name="ce323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3])+SUM([$Hátterek.F22:.F36])" office:value-type="float" office:value="18" calcext:value-type="float">
            <text:p>18</text:p>
          </table:table-cell>
          <table:table-cell table:style-name="ce5"/>
          <table:table-cell table:style-name="ce242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95" table:content-validation-name="val65"/>
          <table:table-cell table:style-name="ce323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3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242" table:content-validation-name="val57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295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Hidegvér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34" office:value-type="string" calcext:value-type="string" table:number-columns-spanned="2" table:number-rows-spanned="1">
            <text:p>Fok</text:p>
          </table:table-cell>
          <table:covered-table-cell table:style-name="ce334"/>
          <table:table-cell table:number-columns-repeated="6"/>
        </table:table-row>
        <table:table-row table:style-name="ro2">
          <table:table-cell table:style-name="ce55" office:value-type="string" calcext:value-type="string" table:number-columns-spanned="2" table:number-rows-spanned="1">
            <text:p>Lefegyverz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 office:value-type="float" office:value="2" calcext:value-type="float">
            <text:p>2</text:p>
          </table:table-cell>
          <table:table-cell table:style-name="ce209" table:content-validation-name="val55" office:value-type="float" office:value="10" calcext:value-type="float">
            <text:p>10</text:p>
          </table:table-cell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35" table:content-validation-name="val70" office:value-type="string" calcext:value-type="string" table:number-columns-spanned="2" table:number-rows-spanned="1">
            <text:p>udvari</text:p>
          </table:table-cell>
          <table:covered-table-cell table:style-name="ce335" table:content-validation-name="val71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dzsad/dzsenn</text:p>
          </table:table-cell>
          <table:covered-table-cell table:number-columns-repeated="2" table:style-name="ce261"/>
          <table:table-cell table:style-name="ce335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335" table:content-validation-name="val71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335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335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335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aszisz</text:p>
          </table:table-cell>
          <table:covered-table-cell table:number-columns-repeated="2" table:style-name="ce261"/>
          <table:table-cell table:style-name="ce335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elf</text:p>
          </table:table-cell>
          <table:covered-table-cell table:number-columns-repeated="2" table:style-name="ce261"/>
          <table:table-cell table:style-name="ce335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36" table:content-validation-name="val71" table:number-columns-spanned="2" table:number-rows-spanned="1"/>
          <table:covered-table-cell table:style-name="ce336" table:content-validation-name="val71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1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33"/>
        <table:table-column table:style-name="co24" table:default-cell-style-name="ce1189"/>
        <table:table-column table:style-name="co25" table:default-cell-style-name="ce1189"/>
        <table:table-column table:style-name="co14" table:number-columns-repeated="16371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Dzsenn</text:p>
          </table:table-cell>
          <table:covered-table-cell/>
          <table:table-cell table:style-name="ce602" table:content-validation-name="val58" office:value-type="string" calcext:value-type="string" table:number-columns-spanned="3" table:number-rows-spanned="1">
            <text:p>Quazvin </text:p>
          </table:table-cell>
          <table:covered-table-cell table:style-name="ce55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45"/>
          <table:table-cell table:style-name="ce56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Alkudozás</text:p>
          </table:table-cell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Csábítás</text:p>
          </table:table-cell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2]); &quot;-&quot;; VLOOKUP([.$H12];hatterek_szabad_all; 2; 0))" office:value-type="string" office:string-value="Befolyásolás, Emberismeret" calcext:value-type="string">
            <text:p>Befolyásolás, Emberismeret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Hazudozás</text:p>
          </table:table-cell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3]); &quot;-&quot;; VLOOKUP([.$H13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693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531" table:content-validation-name="val88"/>
          <table:covered-table-cell table:style-name="ce531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0" calcext:value-type="float">
            <text:p>0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ibara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erv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140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pyarron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2">
          <table:table-cell table:style-name="ce41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140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2">
          <table:table-cell table:style-name="ce416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0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416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0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45" table:content-validation-name="val58"/>
          <table:table-cell table:style-name="ce567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office:value-type="string" calcext:value-type="string" table:number-columns-spanned="4" table:number-rows-spanned="1">
            <text:p>Quazvin </text:p>
          </table:table-cell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586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4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2"/>
        <table:table-column table:style-name="co27" table:default-cell-style-name="ce682"/>
        <table:table-column table:style-name="co28" table:default-cell-style-name="ce682"/>
        <table:table-column table:style-name="co29" table:default-cell-style-name="ce682"/>
        <table:table-column table:style-name="co30" table:number-columns-repeated="5" table:default-cell-style-name="ce682"/>
        <table:table-column table:style-name="co31" table:default-cell-style-name="ce682"/>
        <table:table-column table:style-name="co14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682"/>
        <table:table-column table:style-name="co35" table:default-cell-style-name="ce682"/>
        <table:table-column table:style-name="co36" table:default-cell-style-name="ce894"/>
        <table:table-column table:style-name="co37" table:default-cell-style-name="ce909"/>
        <table:table-column table:style-name="co38" table:number-columns-repeated="239" table:default-cell-style-name="ce682"/>
        <table:table-column table:style-name="co14" table:number-columns-repeated="16128" table:default-cell-style-name="ce682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7"/>
          <table:covered-table-cell table:number-columns-repeated="5" table:style-name="ce691"/>
          <table:covered-table-cell table:number-columns-repeated="2" table:style-name="ce597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4">
          <table:table-cell table:style-name="ce597"/>
          <table:table-cell table:style-name="ce597" table:number-columns-spanned="6" table:number-rows-spanned="1"/>
          <table:covered-table-cell table:number-columns-repeated="5" table:style-name="ce597"/>
          <table:table-cell table:style-name="ce597" table:number-columns-repeated="8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83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3" table:content-validation-name="val131" office:value-type="string" calcext:value-type="string">
            <text:p>Módosítók</text:p>
          </table:table-cell>
          <table:table-cell table:style-name="ce683" table:content-validation-name="val138" office:value-type="string" calcext:value-type="string">
            <text:p>Összesen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Összesen felvett HM:</text:p>
          </table:table-cell>
          <table:covered-table-cell table:style-name="ce597"/>
          <table:table-cell table:style-name="ce790" table:content-validation-name="val164" table:formula="of:=SUM([.B5:.B6])" office:value-type="float" office:value="0" calcext:value-type="float">
            <text:p>0 HM</text:p>
          </table:table-cell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750" table:content-validation-name="val120" office:value-type="float" office:value="10" calcext:value-type="float">
            <text:p>10</text:p>
          </table:table-cell>
          <table:table-cell table:style-name="ce750" table:content-validation-name="val132" table:formula="of:=([Alapértékek.C21])+([Alapértékek.C22])+[Alapértékek.$D$8]+(4*[Alapértékek.D34])" office:value-type="float" office:value="8" calcext:value-type="float">
            <text:p>8</text:p>
          </table:table-cell>
          <table:table-cell table:style-name="ce828" table:content-validation-name="val139" table:formula="of:=[.C4]+[.D4]" office:value-type="float" office:value="18" calcext:value-type="float">
            <text:p>18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Max felvehető HM:</text:p>
          </table:table-cell>
          <table:covered-table-cell table:style-name="ce597"/>
          <table:table-cell table:style-name="ce990" table:content-validation-name="val165" table:formula="of:=[Data.C19]*[Alapértékek.D8]" office:value-type="float" office:value="36" calcext:value-type="float">
            <text:p>36 HM</text:p>
          </table:table-cell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50" table:content-validation-name="val120" office:value-type="float" office:value="20" calcext:value-type="float">
            <text:p>20</text:p>
          </table:table-cell>
          <table:table-cell table:style-name="ce750" table:content-validation-name="val133" table:formula="of:=2*([Alapértékek.$C$18]+[Alapértékek.$C$20]+[Alapértékek.$C$21])" office:value-type="float" office:value="-2" calcext:value-type="float">
            <text:p>-2</text:p>
          </table:table-cell>
          <table:table-cell table:style-name="ce828" table:content-validation-name="val140" table:formula="of:=[.C5]+[.B5]+[.D5]" office:value-type="float" office:value="18" calcext:value-type="float">
            <text:p>18</text:p>
          </table:table-cell>
          <table:table-cell table:style-name="ce597" table:number-columns-repeated="5"/>
          <table:table-cell/>
          <table:table-cell table:style-name="ce597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50" table:content-validation-name="val120" office:value-type="float" office:value="120" calcext:value-type="float">
            <text:p>120</text:p>
          </table:table-cell>
          <table:table-cell table:style-name="ce750" table:content-validation-name="val134" table:formula="of:=2*([Alapértékek.$C$20]+[Alapértékek.$C$21])" office:value-type="float" office:value="-2" calcext:value-type="float">
            <text:p>-2</text:p>
          </table:table-cell>
          <table:table-cell table:style-name="ce828" table:content-validation-name="val141" table:formula="of:=[.C6]+[.B6]+[.D6]" office:value-type="float" office:value="118" calcext:value-type="float">
            <text:p>118</text:p>
          </table:table-cell>
          <table:table-cell table:style-name="ce597" table:number-columns-repeated="5"/>
          <table:table-cell/>
          <table:table-cell table:style-name="ce597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5">
          <table:table-cell table:style-name="ce597" table:number-columns-repeated="6"/>
          <table:table-cell table:style-name="ce788" office:value-type="string" calcext:value-type="string" table:number-columns-spanned="2" table:number-rows-spanned="1">
            <text:p>Össz felvett CM:</text:p>
          </table:table-cell>
          <table:covered-table-cell table:style-name="ce597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597"/>
          <table:table-cell/>
          <table:table-cell table:style-name="ce597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50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6" calcext:value-type="float">
            <text:p>6</text:p>
          </table:table-cell>
          <table:table-cell table:style-name="ce828" table:content-validation-name="val142" table:formula="of:=[.C8]+[.B8]+[.D8]" office:value-type="float" office:value="-24" calcext:value-type="float">
            <text:p>-24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Max felvehető CM:</text:p>
          </table:table-cell>
          <table:covered-table-cell table:style-name="ce597"/>
          <table:table-cell table:style-name="ce990" table:content-validation-name="val166" table:formula="of:=[Data.C22]*[Alapértékek.$D$8]" office:value-type="float" office:value="24" calcext:value-type="float">
            <text:p>24 HM</text:p>
          </table:table-cell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597" table:number-columns-spanned="9" table:number-rows-spanned="1"/>
          <table:covered-table-cell table:number-columns-repeated="5" table:style-name="ce691"/>
          <table:covered-table-cell table:number-columns-repeated="3" table:style-name="ce597"/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1" calcext:value-type="float">
            <text:p>1</text:p>
          </table:table-cell>
          <table:table-cell table:style-name="ce597"/>
          <table:table-cell table:style-name="ce788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0" calcext:value-type="float">
            <text:p>0 KP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Átlag HM</text:p>
          </table:table-cell>
          <table:covered-table-cell table:style-name="ce597"/>
          <table:table-cell table:style-name="ce793" table:content-validation-name="val167" table:formula="of:=(([.I3]+[.I7])/[Alapértékek.D8])" office:value-type="float" office:value="0" calcext:value-type="float">
            <text:p>0 HM</text:p>
          </table:table-cell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609"/>
          <table:table-cell table:style-name="ce609" table:number-columns-spanned="6" table:number-rows-spanned="1"/>
          <table:covered-table-cell table:number-columns-repeated="5" table:style-name="ce609"/>
          <table:table-cell table:style-name="ce609" table:number-columns-repeated="5"/>
          <table:table-cell table:style-name="Default" table:number-columns-repeated="5"/>
          <table:table-cell table:style-name="ce609" table:number-columns-repeated="2"/>
          <table:table-cell table:style-name="Default" table:number-columns-repeated="22"/>
          <table:table-cell table:style-name="ce609" table:number-columns-repeated="215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7"/>
          <table:table-cell/>
          <table:table-cell table:style-name="ce597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1" table:content-validation-name="val122" office:value-type="string" calcext:value-type="string">
            <text:p>Szint</text:p>
          </table:table-cell>
          <table:table-cell table:style-name="ce751" office:value-type="string" calcext:value-type="string">
            <text:p>KÉ</text:p>
          </table:table-cell>
          <table:table-cell table:style-name="ce751" office:value-type="string" calcext:value-type="string">
            <text:p>TÉ/CÉ</text:p>
          </table:table-cell>
          <table:table-cell table:style-name="ce751" office:value-type="string" calcext:value-type="string">
            <text:p>VÉ</text:p>
          </table:table-cell>
          <table:table-cell table:style-name="ce751" table:content-validation-name="val152" office:value-type="string" calcext:value-type="string">
            <text:p>Harckeret</text:p>
          </table:table-cell>
          <table:table-cell table:style-name="ce75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597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2" calcext:value-type="float">
            <text:p>-2</text:p>
          </table:table-cell>
          <table:table-cell table:style-name="ce618" table:content-validation-name="val108" table:formula="of:=VLOOKUP([.$C14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4];harcmodorok;4)+[.$E$6]" office:value-type="float" office:value="88" calcext:value-type="float">
            <text:p>88</text:p>
          </table:table-cell>
          <table:table-cell table:style-name="ce618" table:content-validation-name="val152" table:formula="of:=[.C14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3" calcext:value-type="float">
            <text:p>3</text:p>
          </table:table-cell>
          <table:table-cell table:style-name="ce618" table:content-validation-name="val108" table:formula="of:=VLOOKUP([.$C15];harcmodorok;2)+[.$E$4]" office:value-type="float" office:value="18" calcext:value-type="float">
            <text:p>18</text:p>
          </table:table-cell>
          <table:table-cell table:style-name="ce618" table:content-validation-name="val108" table:formula="of:=VLOOKUP([.$C15];harcmodorok;3)+[.$E$5]" office:value-type="float" office:value="18" calcext:value-type="float">
            <text:p>18</text:p>
          </table:table-cell>
          <table:table-cell table:style-name="ce618" table:content-validation-name="val108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52" table:formula="of:=[.C15]+[Alapértékek.$C$21]" office:value-type="float" office:value="2" calcext:value-type="float">
            <text:p>2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2" calcext:value-type="float">
            <text:p>-2</text:p>
          </table:table-cell>
          <table:table-cell table:style-name="ce618" table:content-validation-name="val108" table:formula="of:=VLOOKUP([.$C16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6];harcmodorok;4)+[.$E$6]" office:value-type="float" office:value="88" calcext:value-type="float">
            <text:p>88</text:p>
          </table:table-cell>
          <table:table-cell table:style-name="ce618" table:content-validation-name="val152" table:formula="of:=[.C16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2" calcext:value-type="float">
            <text:p>-2</text:p>
          </table:table-cell>
          <table:table-cell table:style-name="ce618" table:content-validation-name="val108" table:formula="of:=VLOOKUP([.$C17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7];harcmodorok;4)+[.$E$6]" office:value-type="float" office:value="88" calcext:value-type="float">
            <text:p>88</text:p>
          </table:table-cell>
          <table:table-cell table:style-name="ce618" table:content-validation-name="val152" table:formula="of:=[.C17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style-name="ce597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2" calcext:value-type="float">
            <text:p>-2</text:p>
          </table:table-cell>
          <table:table-cell table:style-name="ce618" table:content-validation-name="val108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2" calcext:value-type="float">
            <text:p>-2</text:p>
          </table:table-cell>
          <table:table-cell table:style-name="ce618" table:content-validation-name="val108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2" calcext:value-type="float">
            <text:p>-2</text:p>
          </table:table-cell>
          <table:table-cell table:style-name="ce618" table:content-validation-name="val108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2" calcext:value-type="float">
            <text:p>-2</text:p>
          </table:table-cell>
          <table:table-cell table:style-name="ce618" table:content-validation-name="val108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597" table:number-columns-repeated="2"/>
          <table:table-cell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8">
          <table:table-cell table:style-name="ce609" table:number-columns-spanned="9" table:number-rows-spanned="1"/>
          <table:covered-table-cell table:number-columns-repeated="7" table:style-name="ce609"/>
          <table:covered-table-cell table:style-name="ce999"/>
          <table:table-cell table:style-name="ce609"/>
          <table:table-cell table:style-name="ce840"/>
          <table:table-cell/>
          <table:table-cell table:style-name="Default" table:number-columns-repeated="5"/>
          <table:table-cell table:style-name="ce609" table:number-columns-repeated="2"/>
          <table:table-cell table:style-name="Default" table:number-columns-repeated="22"/>
          <table:table-cell table:style-name="ce609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0"/>
          <table:covered-table-cell table:number-columns-repeated="5" table:style-name="ce580"/>
          <table:covered-table-cell table:style-name="ce700"/>
          <table:covered-table-cell table:style-name="ce92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615" table:content-validation-name="val58" office:value-type="string" calcext:value-type="string">
            <text:p>Fegyver</text:p>
          </table:table-cell>
          <table:table-cell table:style-name="ce701" table:content-validation-name="val58" office:value-type="string" calcext:value-type="string">
            <text:p>Sebesség</text:p>
          </table:table-cell>
          <table:table-cell table:style-name="ce75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4" office:value-type="string" calcext:value-type="string">
            <text:p>SP</text:p>
          </table:table-cell>
          <table:table-cell table:style-name="ce754" office:value-type="string" calcext:value-type="string" table:number-columns-spanned="2" table:number-rows-spanned="1">
            <text:p>Komment</text:p>
          </table:table-cell>
          <table:covered-table-cell table:style-name="ce704"/>
          <table:table-cell table:style-name="ce609"/>
          <table:table-cell table:style-name="ce840"/>
          <table:table-cell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1"/>
          <table:table-cell table:style-name="Default" table:number-columns-repeated="4"/>
          <table:table-cell table:style-name="ce633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6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1" table:number-columns-repeated="2"/>
          <table:table-cell table:style-name="ce633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9">
          <table:table-cell table:style-name="ce62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7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623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2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0" calcext:value-type="float">
            <text:p>0</text:p>
          </table:table-cell>
          <table:table-cell table:style-name="ce623" table:number-columns-spanned="2" table:number-rows-spanned="1"/>
          <table:covered-table-cell table:style-name="ce623"/>
          <table:table-cell table:style-name="ce835"/>
          <table:table-cell table:style-name="Default" table:number-columns-repeated="3"/>
          <table:table-cell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4"/>
          <table:table-cell table:style-name="ce609"/>
          <table:table-cell table:style-name="Default" table:number-columns-repeated="3"/>
          <table:table-cell table:style-name="ce840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615" table:content-validation-name="val97" office:value-type="string" calcext:value-type="string">
            <text:p>Távolsági fegyver</text:p>
          </table:table-cell>
          <table:table-cell table:style-name="ce701" table:content-validation-name="val58" office:value-type="string" calcext:value-type="string">
            <text:p>Sebesség</text:p>
          </table:table-cell>
          <table:table-cell table:style-name="ce75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4" office:value-type="string" calcext:value-type="string">
            <text:p>SP</text:p>
          </table:table-cell>
          <table:table-cell table:style-name="ce754" office:value-type="string" calcext:value-type="string" table:number-columns-spanned="2" table:number-rows-spanned="1">
            <text:p>Hatótáv + Komment</text:p>
          </table:table-cell>
          <table:covered-table-cell table:style-name="ce704"/>
          <table:table-cell table:style-name="ce609"/>
          <table:table-cell table:style-name="Default" table:number-columns-repeated="3"/>
          <table:table-cell table:style-name="ce840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19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N/A</text:p>
          </table:table-cell>
          <table:table-cell table:style-name="ce755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22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755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1"/>
          <table:covered-table-cell/>
          <table:covered-table-cell table:style-name="ce597"/>
          <table:covered-table-cell table:style-name="ce794"/>
          <table:table-cell table:style-name="ce597"/>
          <table:table-cell table:style-name="Default" table:number-columns-repeated="3"/>
          <table:table-cell table:style-name="ce597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1">
          <table:table-cell table:style-name="ce451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0" table:content-validation-name="val110"/>
          <table:table-cell table:style-name="ce701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7"/>
          <table:table-cell table:style-name="ce59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2" calcext:value-type="float">
            <text:p>-12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2" calcext:value-type="float">
            <text:p>-22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78" calcext:value-type="float">
            <text:p>78</text:p>
          </table:table-cell>
          <table:table-cell table:style-name="ce1178" table:content-validation-name="val157" table:formula="of:=[.G25]" office:value-type="string" office:string-value="-5 Z" calcext:value-type="string">
            <text:p>-5 Z</text:p>
          </table:table-cell>
          <table:table-cell table:style-name="ce966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7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803"/>
          <table:table-cell table:style-name="ce59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933" table:number-columns-spanned="3" table:number-rows-spanned="1"/>
          <table:covered-table-cell table:number-columns-repeated="2" table:style-name="ce966"/>
          <table:table-cell table:style-name="ce59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3" table:content-validation-name="val158"/>
          <table:covered-table-cell table:style-name="ce966"/>
          <table:covered-table-cell table:style-name="ce597"/>
          <table:table-cell table:style-name="ce59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7" table:number-columns-repeated="239"/>
          <table:table-cell table:number-columns-repeated="1612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4"/>
          <table:table-cell table:style-name="ce597"/>
          <table:table-cell/>
          <table:table-cell table:style-name="Default" table:number-columns-repeated="6"/>
          <table:table-cell table:number-columns-repeated="5"/>
          <table:table-cell table:style-name="ce59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7"/>
          <table:table-cell/>
          <table:table-cell table:style-name="Default" table:number-columns-repeated="6"/>
          <table:table-cell table:number-columns-repeated="5"/>
          <table:table-cell table:style-name="ce597" table:number-columns-repeated="234"/>
          <table:table-cell table:number-columns-repeated="16128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9"/>
          <table:table-cell/>
          <table:table-cell table:style-name="Default" table:number-columns-repeated="6"/>
          <table:table-cell table:number-columns-repeated="5"/>
          <table:table-cell table:style-name="ce59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9"/>
          <table:table-cell/>
          <table:table-cell table:style-name="Default" table:number-columns-repeated="6"/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3"/>
          <table:table-cell table:style-name="ce843" table:content-validation-name="val127" office:value-type="string" calcext:value-type="string">
            <text:p>Tám/kör</text:p>
          </table:table-cell>
          <table:table-cell table:style-name="ce843" office:value-type="string" calcext:value-type="string">
            <text:p>KÉ</text:p>
          </table:table-cell>
          <table:table-cell table:style-name="ce843" office:value-type="string" calcext:value-type="string">
            <text:p>TÉ</text:p>
          </table:table-cell>
          <table:table-cell table:style-name="ce843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0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2">
          <table:table-cell table:style-name="ce655" table:content-validation-name="val102" office:value-type="string" calcext:value-type="string">
            <text:p><text:s text:c="3"/>Elsődleges fegyver</text:p>
          </table:table-cell>
          <table:table-cell table:style-name="ce73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2">
          <table:table-cell table:style-name="ce655" table:content-validation-name="val102" office:value-type="string" calcext:value-type="string">
            <text:p><text:s text:c="3"/>Másodlagos fegyver</text:p>
          </table:table-cell>
          <table:table-cell table:style-name="ce73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52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704" table:number-columns-repeated="2"/>
          <table:table-cell table:style-name="ce633"/>
          <table:table-cell table:style-name="ce704"/>
          <table:table-cell table:style-name="ce633" table:number-columns-repeated="3"/>
          <table:table-cell table:style-name="ce1011"/>
          <table:table-cell table:style-name="ce609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5"/>
          <table:table-cell table:style-name="ce785"/>
          <table:table-cell table:style-name="ce846" office:value-type="string" calcext:value-type="string">
            <text:p>Harckeret</text:p>
          </table:table-cell>
          <table:table-cell table:style-name="ce846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6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9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3" table:number-columns-spanned="2" table:number-rows-spanned="1"/>
          <table:covered-table-cell table:style-name="ce733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052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2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62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62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9" table:number-columns-repeated="238"/>
          <table:table-cell table:style-name="ce597"/>
          <table:table-cell table:number-columns-repeated="1612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5" table:content-validation-name="val116" office:value-type="string" calcext:value-type="string" table:number-columns-spanned="2" table:number-rows-spanned="1">
            <text:p>Brigantin bőrpáncél</text:p>
          </table:table-cell>
          <table:covered-table-cell table:style-name="ce786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597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067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067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067" table:content-validation-name="val172" table:formula="of:=IF([.$B$53]&gt;0;[.O$60];0)" office:value-type="float" office:value="0" calcext:value-type="float">
            <text:p>0</text:p>
          </table:table-cell>
          <table:table-cell table:style-name="ce1067" table:formula="of:=[.P60]" office:value-type="float" office:value="0" calcext:value-type="float">
            <text:p>0</text:p>
          </table:table-cell>
          <table:table-cell table:style-name="ce907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655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73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1"/>
          <table:table-cell table:style-name="ce597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5" table:content-validation-name="val118" table:number-columns-spanned="2" table:number-rows-spanned="1"/>
          <table:covered-table-cell table:style-name="ce73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6" office:value-type="string" calcext:value-type="string">
            <text:p>Szúró</text:p>
          </table:table-cell>
          <table:table-cell table:style-name="ce786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597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7" table:content-validation-name="val119" table:number-columns-spanned="2" table:number-rows-spanned="1"/>
          <table:covered-table-cell table:style-name="ce737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10" calcext:value-type="float">
            <text:p>10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12" calcext:value-type="float">
            <text:p>12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7" calcext:value-type="float">
            <text:p>7</text:p>
          </table:table-cell>
          <table:table-cell table:style-name="ce838"/>
          <table:table-cell table:style-name="ce597" table:number-columns-repeated="2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963"/>
          <table:table-cell table:style-name="ce721"/>
          <table:table-cell table:style-name="ce609" table:number-columns-repeated="2"/>
          <table:table-cell table:number-columns-repeated="3"/>
          <table:table-cell table:style-name="ce609"/>
          <table:table-cell table:style-name="ce999"/>
          <table:table-cell table:style-name="ce597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7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7"/>
          <table:table-cell table:style-name="Default" table:number-columns-repeated="3"/>
          <table:table-cell table:style-name="ce787" table:number-columns-repeated="2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66"/>
          <table:table-cell table:style-name="ce710"/>
          <table:table-cell table:style-name="ce773"/>
          <table:table-cell table:style-name="ce902"/>
          <table:table-cell table:style-name="ce597" table:number-columns-repeated="2"/>
          <table:table-cell table:style-name="Default" table:number-columns-repeated="3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68"/>
          <table:table-cell table:style-name="ce716"/>
          <table:table-cell table:style-name="ce777"/>
          <table:table-cell table:style-name="ce903"/>
          <table:table-cell table:style-name="ce597" table:number-columns-repeated="2"/>
          <table:table-cell table:style-name="Default" table:number-columns-repeated="3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5"/>
          <table:table-cell table:style-name="ce719"/>
          <table:table-cell table:style-name="ce778"/>
          <table:table-cell table:style-name="ce904"/>
          <table:table-cell table:style-name="ce597" table:number-columns-repeated="2"/>
          <table:table-cell table:style-name="Default" table:number-columns-repeated="3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6"/>
          <table:table-cell table:style-name="ce725"/>
          <table:table-cell table:style-name="ce780"/>
          <table:table-cell table:style-name="ce911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7"/>
          <table:table-cell table:style-name="ce727"/>
          <table:table-cell table:style-name="ce781"/>
          <table:table-cell table:style-name="ce912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7"/>
          <table:covered-table-cell table:style-name="ce825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7" calcext:value-type="float">
            <text:p>-7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17" calcext:value-type="float">
            <text:p>-17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27" calcext:value-type="float">
            <text:p>-27</text:p>
          </table:table-cell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7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597"/>
          <table:table-cell table:style-name="ce556"/>
          <table:table-cell table:style-name="ce597" table:number-columns-repeated="13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 table:number-rows-repeated="65465">
          <table:table-cell table:style-name="ce597" table:number-columns-repeated="15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 table:number-rows-repeated="9">
          <table:table-cell table:style-name="ce59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85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ce6"/>
        <table:table-column table:style-name="co54" table:default-cell-style-name="ce685"/>
        <table:table-column table:style-name="co55" table:default-cell-style-name="ce685"/>
        <table:table-column table:style-name="co38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174"/>
          <table:table-cell table:style-name="Default" table:number-columns-repeated="7"/>
          <table:table-cell table:style-name="ce147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22"/>
          <table:table-cell table:style-name="ce1144" table:content-validation-name="val108" table:formula="of:=SUM([.F30];[.F20:.F26];[.F8:.F16])" office:value-type="float" office:value="18" calcext:value-type="float" table:number-columns-spanned="2" table:number-rows-spanned="1">
            <text:p>18</text:p>
          </table:table-cell>
          <table:covered-table-cell table:style-name="ce1122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12" calcext:value-type="float">
            <text:p>12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22"/>
          <table:table-cell table:style-name="ce1146" table:content-validation-name="val108" table:formula="of:=[.M6]+SUM([.M10:.M11])+[.M30]+SUM([.M15:.M26])" office:value-type="float" office:value="207" calcext:value-type="float" table:number-columns-spanned="2" table:number-rows-spanned="1">
            <text:p>207</text:p>
          </table:table-cell>
          <table:covered-table-cell table:style-name="ce112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27" calcext:value-type="float" table:number-columns-spanned="3" table:number-rows-spanned="1">
            <text:p>27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226"/>
          <table:table-cell table:number-columns-repeated="6"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9" calcext:value-type="float">
            <text:p>9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38" calcext:value-type="float">
            <text:p>38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8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office:value-type="string" calcext:value-type="string" table:number-columns-spanned="4" table:number-rows-spanned="1">
            <text:p>Faji tradíció: Dzsenn</text:p>
          </table:table-cell>
          <table:covered-table-cell table:style-name="ce738" table:content-validation-name="val175"/>
          <table:covered-table-cell table:style-name="ce295" table:content-validation-name="val175"/>
          <table:covered-table-cell table:style-name="ce252" table:content-validation-name="val175"/>
          <table:table-cell table:style-name="ce1254" table:content-validation-name="val69" office:value-type="float" office:value="9" calcext:value-type="float">
            <text:p>9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38" calcext:value-type="float">
            <text:p>38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215" table:content-validation-name="val175" office:value-type="string" calcext:value-type="string" table:number-columns-spanned="4" table:number-rows-spanned="1">
            <text:p>Magasmágia</text:p>
          </table:table-cell>
          <table:covered-table-cell table:style-name="ce1437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8" calcext:value-type="float">
            <text:p>8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31" calcext:value-type="float">
            <text:p>31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Elemi mágia</text:p>
          </table:table-cell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9" calcext:value-type="float">
            <text:p>9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38" calcext:value-type="float">
            <text:p>38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Asztrálmágia</text:p>
          </table:table-cell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8" calcext:value-type="float">
            <text:p>8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31" calcext:value-type="float">
            <text:p>31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Default" table:number-columns-repeated="6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9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209" table:content-validation-name="val108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226" table:content-validation-name="val108" table:formula="of:=[.$E26]*[$Data.$C$13]" office:value-type="float" office:value="0" calcext:value-type="float">
            <text:p>0</text:p>
          </table:table-cell>
          <table:table-cell/>
          <table:table-cell table:style-name="ce1215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385"/>
          <table:table-cell table:style-name="Default"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1011"/>
          <table:table-cell table:number-columns-repeated="15360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1011"/>
          <table:table-cell table:number-columns-repeated="15360"/>
        </table:table-row>
        <table:table-row table:style-name="ro1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94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3" calcext:value-type="float">
            <text:p>3</text:p>
          </table:table-cell>
          <table:table-cell table:style-name="ce1226" table:content-validation-name="val108" table:formula="of:=[.$E30]*[$Data.$C$13]" office:value-type="float" office:value="18" calcext:value-type="float">
            <text:p>18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94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8" calcext:value-type="float">
            <text:p>8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31" calcext:value-type="float">
            <text:p>31</text:p>
          </table:table-cell>
          <table:table-cell table:style-name="Default" table:number-columns-repeated="1011"/>
          <table:table-cell table:number-columns-repeated="15360"/>
        </table:table-row>
        <table:table-row table:style-name="ro2">
          <table:table-cell table:style-name="Default" table:number-columns-repeated="1024"/>
          <table:table-cell table:number-columns-repeated="15360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17"/>
          <table:table-cell table:number-columns-repeated="15360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1011"/>
          <table:table-cell table:number-columns-repeated="15360"/>
        </table:table-row>
        <table:table-row table:style-name="ro2" table:number-rows-repeated="14">
          <table:table-cell table:style-name="Default" table:number-columns-repeated="1024"/>
          <table:table-cell table:number-columns-repeated="15360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2" table:number-rows-repeated="633">
          <table:table-cell table:style-name="Default" table:number-columns-repeated="111"/>
          <table:table-cell table:number-columns-repeated="16273"/>
        </table:table-row>
        <table:table-row table:style-name="ro2" table:number-rows-repeated="10478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table:table-column table:style-name="co56" table:default-cell-style-name="ce738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55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72"/>
          <table:table-cell table:style-name="ce1579" office:value-type="string" calcext:value-type="string">
            <text:p>Fegyver</text:p>
          </table:table-cell>
          <table:table-cell table:style-name="ce1595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684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office:value-type="string" calcext:value-type="string">
            <text:p>Íves</text:p>
          </table:table-cell>
          <table:table-cell table:style-name="ce1708" office:value-type="string" calcext:value-type="string">
            <text:p>1,5 kezes</text:p>
          </table:table-cell>
          <table:table-cell table:style-name="ce1694" office:value-type="string" calcext:value-type="string">
            <text:p>Pengehossz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TÉ</text:p>
          </table:table-cell>
          <table:table-cell table:style-name="ce1694" office:value-type="string" calcext:value-type="string">
            <text:p>VÉ</text:p>
          </table:table-cell>
          <table:table-cell table:style-name="ce1694" office:value-type="string" calcext:value-type="string">
            <text:p>Sebesség</text:p>
          </table:table-cell>
          <table:table-cell table:style-name="ce1595" office:value-type="string" calcext:value-type="string">
            <text:p>Harcmodor</text:p>
          </table:table-cell>
          <table:table-cell table:style-name="ce1740" office:value-type="string" calcext:value-type="string">
            <text:p>Megjegyzés</text:p>
          </table:table-cell>
          <table:table-cell table:style-name="ce1765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Közelharci fegyverek</text:p>
          </table:table-cell>
          <table:table-cell table:style-name="ce1580" office:value-type="string" calcext:value-type="string">
            <text:p><text:s/>__</text:p>
          </table:table-cell>
          <table:table-cell table:style-name="ce1596"/>
          <table:table-cell table:number-columns-repeated="3" table:style-name="ce1596" office:value-type="string" calcext:value-type="string">
            <text:p>N/A</text:p>
          </table:table-cell>
          <table:table-cell table:style-name="ce1580"/>
          <table:table-cell table:style-name="ce1709"/>
          <table:table-cell table:number-columns-repeated="5" table:style-name="ce1596" office:value-type="string" calcext:value-type="string">
            <text:p>N/A</text:p>
          </table:table-cell>
          <table:table-cell table:style-name="ce1580" table:number-columns-repeated="2"/>
          <table:table-cell table:style-name="ce1766" table:number-columns-repeated="241"/>
          <table:table-cell table:number-columns-repeated="16128"/>
        </table:table-row>
        <table:table-row table:style-name="ro15">
          <table:table-cell/>
          <table:table-cell table:style-name="ce1581" office:value-type="string" calcext:value-type="string">
            <text:p>Puszta kéz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-5" calcext:value-type="float">
            <text:p>-5</text:p>
          </table:table-cell>
          <table:table-cell table:style-name="ce1597" office:value-type="string" calcext:value-type="string">
            <text:p>Z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713"/>
          <table:table-cell table:style-name="ce1723" office:value-type="float" office:value="0" calcext:value-type="float">
            <text:p>0</text:p>
          </table:table-cell>
          <table:table-cell table:number-columns-repeated="3" table:style-name="ce1597" office:value-type="float" office:value="-10" calcext:value-type="float">
            <text:p>-10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72"/>
          <table:table-cell table:style-name="ce1582" office:value-type="string" calcext:value-type="string">
            <text:p>Béltépő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7">
          <table:table-cell/>
          <table:table-cell table:style-name="ce1582" office:value-type="string" calcext:value-type="string">
            <text:p>Dzsambi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Garott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string" calcext:value-type="string">
            <text:p>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string" calcext:value-type="string">
            <text:p>spec.</text:p>
          </table:table-cell>
          <table:table-cell table:number-columns-repeated="3"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-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risz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Levéltőr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4" calcext:value-type="float">
            <text:p>4</text:p>
          </table:table-cell>
          <table:table-cell table:number-columns-repeated="2"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arkolatgomb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607" office:value-type="float" office:value="0" calcext:value-type="float">
            <text:p>0</text:p>
          </table:table-cell>
          <table:table-cell table:number-columns-repeated="3" table:style-name="ce1607" office:value-type="float" office:value="-7" calcext:value-type="float">
            <text:p>-7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éregfog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number-columns-repeated="2" table:style-name="ce1607" office:value-type="float" office:value="3" calcext:value-type="float">
            <text:p>3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Pugos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Ramier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3" calcext:value-type="float">
            <text:p>3</text:p>
          </table:table-cell>
          <table:table-cell table:number-columns-repeated="3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Tőr, hárít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3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Tőr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, ököl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Tőr, páncélszúró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</text:p>
          </table:table-cell>
          <table:table-cell table:style-name="ce1695" office:value-type="string" calcext:value-type="string">
            <text:p>5+Erő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özelharc</text:p>
          </table:table-cell>
          <table:table-cell table:style-name="ce1744" office:value-type="string" calcext:value-type="string">
            <text:p>-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Tőr, Sla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1">
          <table:table-cell table:style-name="ce1437"/>
          <table:table-cell table:style-name="ce1584" office:value-type="string" calcext:value-type="string">
            <text:p>Vasököl / páncélkesztyű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Z</text:p>
          </table:table-cell>
          <table:table-cell table:style-name="ce1697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number-columns-repeated="3" table:style-name="ce1600" office:value-type="float" office:value="-7" calcext:value-type="float">
            <text:p>-7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5" office:value-type="string" calcext:value-type="string">
            <text:p>Erőbónusz: 0 feletti rész 1:1-ben számít be.</text:p>
          </table:table-cell>
          <table:table-cell table:style-name="ce405" table:number-columns-repeated="241"/>
          <table:table-cell table:number-columns-repeated="16128"/>
        </table:table-row>
        <table:table-row table:style-name="ro17">
          <table:table-cell table:style-name="ce1573" office:value-type="string" calcext:value-type="string">
            <text:p>Kardvívó fegyverek</text:p>
          </table:table-cell>
          <table:table-cell table:style-name="ce1581" office:value-type="string" calcext:value-type="string">
            <text:p>Kard, dzsenn szably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V/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713"/>
          <table:table-cell table:style-name="ce1597" office:value-type="float" office:value="1" calcext:value-type="float">
            <text:p>1</text:p>
          </table:table-cell>
          <table:table-cell table:style-name="ce1597" office:value-type="float" office:value="8" calcext:value-type="float">
            <text:p>8</text:p>
          </table:table-cell>
          <table:table-cell table:number-columns-repeated="2" table:style-name="ce1597" office:value-type="float" office:value="15" calcext:value-type="float">
            <text:p>15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emreli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number-columns-repeated="2"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/>
          <table:table-cell table:number-columns-repeated="16369"/>
        </table:table-row>
        <table:table-row table:style-name="ro19">
          <table:table-cell/>
          <table:table-cell table:style-name="ce1582" office:value-type="string" calcext:value-type="string">
            <text:p>Kard, fejvadász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handzsá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hiequa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/V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hosszú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jatagá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20" calcext:value-type="float">
            <text:p>20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khossa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20">
          <table:table-cell/>
          <table:table-cell table:style-name="ce1582" office:value-type="string" calcext:value-type="string">
            <text:p>Kard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number-columns-repeated="2" table:style-name="ce1598" office:value-type="float" office:value="11" calcext:value-type="float">
            <text:p>11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20">
          <table:table-cell/>
          <table:table-cell table:style-name="ce1582" office:value-type="string" calcext:value-type="string">
            <text:p>Kard, La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lovag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másfél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mester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Pu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Slan 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9" calcext:value-type="float">
            <text:p>19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Slan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1" calcext:value-type="float">
            <text:p>11</text:p>
          </table:table-cell>
          <table:table-cell table:number-columns-repeated="2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Slan csata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23" calcext:value-type="float">
            <text:p>23</text:p>
          </table:table-cell>
          <table:table-cell table:style-name="ce1598" office:value-type="float" office:value="17" calcext:value-type="float">
            <text:p>17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szably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Mara-sequor 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93" table:number-columns-repeated="241"/>
          <table:table-cell table:number-columns-repeated="16128"/>
        </table:table-row>
        <table:table-row table:style-name="ro5">
          <table:table-cell table:style-name="ce1574"/>
          <table:table-cell table:style-name="ce1583" office:value-type="string" calcext:value-type="string">
            <text:p>Meneth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Predoci egyeneskard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Sequor 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394"/>
          <table:table-cell table:style-name="ce1585" office:value-type="string" calcext:value-type="string">
            <text:p>Tőrkar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9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734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Zúzó fegyverek</text:p>
          </table:table-cell>
          <table:table-cell table:style-name="ce1581" office:value-type="string" calcext:value-type="string">
            <text:p>Bot, rövid</text:p>
          </table:table-cell>
          <table:table-cell table:style-name="ce1597" office:value-type="string" calcext:value-type="string">
            <text:p>egykezes</text:p>
          </table:table-cell>
          <table:table-cell table:style-name="ce1603" office:value-type="float" office:value="-3" calcext:value-type="float">
            <text:p>-3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713"/>
          <table:table-cell table:style-name="ce1598" office:value-type="float" office:value="0.5" calcext:value-type="float">
            <text:p>0,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ot, furkó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-1" calcext:value-type="float">
            <text:p>-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Buzogá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68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603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két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20" calcext:value-type="float">
            <text:p>20</text:p>
          </table:table-cell>
          <table:table-cell table:number-columns-repeated="2" table:style-name="ce1599" office:value-type="float" office:value="8" calcext:value-type="float">
            <text:p>8</text:p>
          </table:table-cell>
          <table:table-cell table:style-name="ce1732" office:value-type="string" calcext:value-type="string">
            <text:p>zúzás</text:p>
          </table:table-cell>
          <table:table-cell table:style-name="ce174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lánco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15" calcext:value-type="float">
            <text:p>15</text:p>
          </table:table-cell>
          <table:table-cell table:number-columns-repeated="2"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shadleki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tolla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egykeze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Csatacsákány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4" calcext:value-type="float">
            <text:p>1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zúzás</text:p>
          </table:table-cell>
          <table:table-cell table:style-name="ce17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94"/>
          <table:table-cell table:style-name="ce1585" office:value-type="string" calcext:value-type="string">
            <text:p>Harci kalapác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719"/>
          <table:table-cell table:style-name="ce1602" office:value-type="float" office:value="1.5" calcext:value-type="float">
            <text:p>1,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735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ándzsavívó fegyverek</text:p>
          </table:table-cell>
          <table:table-cell table:style-name="ce1586" office:value-type="string" calcext:value-type="string">
            <text:p>Alabá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+Z/V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0" calcext:value-type="float">
            <text:p>0</text:p>
          </table:table-cell>
          <table:table-cell table:style-name="ce1713"/>
          <table:table-cell table:style-name="ce1599" office:value-type="float" office:value="3" calcext:value-type="float">
            <text:p>3</text:p>
          </table:table-cell>
          <table:table-cell table:style-name="ce1603" office:value-type="float" office:value="12" calcext:value-type="float">
            <text:p>12</text:p>
          </table:table-cell>
          <table:table-cell table:number-columns-repeated="2" table:style-name="ce1603" office:value-type="float" office:value="28" calcext:value-type="float">
            <text:p>28</text:p>
          </table:table-cell>
          <table:table-cell table:style-name="ce1603" office:value-type="float" office:value="8" calcext:value-type="float">
            <text:p>8</text:p>
          </table:table-cell>
          <table:table-cell table:style-name="ce1732" office:value-type="string" calcext:value-type="string">
            <text:p>lándzsavívás</text:p>
          </table:table-cell>
          <table:table-cell table:style-name="ce1753" office:value-type="string" calcext:value-type="string">
            <text:p>Talán a legjobb a páncélok ellen</text:p>
          </table:table-cell>
          <table:table-cell table:style-name="ce693" table:number-columns-repeated="241"/>
          <table:table-cell table:number-columns-repeated="16128"/>
        </table:table-row>
        <table:table-row table:style-name="ro1">
          <table:table-cell table:style-name="ce1574"/>
          <table:table-cell table:style-name="ce1583" office:value-type="string" calcext:value-type="string">
            <text:p>Bot, hosszú</text:p>
          </table:table-cell>
          <table:table-cell table:style-name="ce1599" office:value-type="string" calcext:value-type="string">
            <text:p>két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24" calcext:value-type="float">
            <text:p>24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2">
          <table:table-cell table:style-name="ce1574"/>
          <table:table-cell table:style-name="ce1583" office:value-type="string" calcext:value-type="string">
            <text:p>Lándzs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number-columns-repeated="2" table:style-name="ce1599" office:value-type="float" office:value="32" calcext:value-type="float">
            <text:p>3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2">
          <table:table-cell table:style-name="ce1574"/>
          <table:table-cell table:style-name="ce1583" office:value-type="string" calcext:value-type="string">
            <text:p>Pik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8" calcext:value-type="float">
            <text:p>18</text:p>
          </table:table-cell>
          <table:table-cell table:number-columns-repeated="2" table:style-name="ce1599" office:value-type="float" office:value="40" calcext:value-type="float">
            <text:p>40</text:p>
          </table:table-cell>
          <table:table-cell table:style-name="ce1599" office:value-type="float" office:value="9" calcext:value-type="float">
            <text:p>9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 table:style-name="ce1574"/>
          <table:table-cell table:style-name="ce1583" office:value-type="string" calcext:value-type="string">
            <text:p>Szigo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7" calcext:value-type="float">
            <text:p>7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">
          <table:table-cell table:style-name="ce1576"/>
          <table:table-cell table:style-name="ce1587" office:value-type="string" calcext:value-type="string">
            <text:p>Szigo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718"/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22" calcext:value-type="float">
            <text:p>22</text:p>
          </table:table-cell>
          <table:table-cell table:style-name="ce1604" office:value-type="float" office:value="26" calcext:value-type="float">
            <text:p>26</text:p>
          </table:table-cell>
          <table:table-cell table:style-name="ce1604" office:value-type="float" office:value="8" calcext:value-type="float">
            <text:p>8</text:p>
          </table:table-cell>
          <table:table-cell table:style-name="ce1736" office:value-type="string" calcext:value-type="string">
            <text:p>lándzsavívás</text:p>
          </table:table-cell>
          <table:table-cell table:style-name="ce175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style-name="ce1577"/>
          <table:table-cell table:style-name="ce1588" office:value-type="string" calcext:value-type="string">
            <text:p>Fegyver</text:p>
          </table:table-cell>
          <table:table-cell table:style-name="ce1605" office:value-type="string" calcext:value-type="string">
            <text:p>Forgatás módja</text:p>
          </table:table-cell>
          <table:table-cell table:style-name="ce1588" office:value-type="string" calcext:value-type="string">
            <text:p>SP</text:p>
          </table:table-cell>
          <table:table-cell table:style-name="ce1605" office:value-type="string" calcext:value-type="string">
            <text:p>Sebzés módja</text:p>
          </table:table-cell>
          <table:table-cell table:style-name="ce1588" office:value-type="string" calcext:value-type="string">
            <text:p>Átütés</text:p>
          </table:table-cell>
          <table:table-cell table:style-name="ce1588" table:number-columns-repeated="2"/>
          <table:table-cell table:style-name="ce1588" office:value-type="string" calcext:value-type="string">
            <text:p>Hatótáv</text:p>
          </table:table-cell>
          <table:table-cell table:style-name="ce1588" office:value-type="string" calcext:value-type="string">
            <text:p>KÉ</text:p>
          </table:table-cell>
          <table:table-cell table:style-name="ce1588" office:value-type="string" calcext:value-type="string">
            <text:p>CÉ</text:p>
          </table:table-cell>
          <table:table-cell table:style-name="ce1588" office:value-type="string" calcext:value-type="string">
            <text:p>Osztó</text:p>
          </table:table-cell>
          <table:table-cell table:style-name="ce1588" office:value-type="string" calcext:value-type="string">
            <text:p>Sebesség</text:p>
          </table:table-cell>
          <table:table-cell table:style-name="ce1588" office:value-type="string" calcext:value-type="string">
            <text:p>Harcmodor</text:p>
          </table:table-cell>
          <table:table-cell table:style-name="ce1588"/>
          <table:table-cell table:style-name="ce176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3" office:value-type="string" calcext:value-type="string">
            <text:p>Hajítófegyverek</text:p>
          </table:table-cell>
          <table:table-cell table:style-name="ce1589" office:value-type="string" calcext:value-type="string">
            <text:p>Bola</text:p>
          </table:table-cell>
          <table:table-cell table:style-name="ce1589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number-columns-repeated="2" table:style-name="ce1621" office:value-type="float" office:value="2" calcext:value-type="float">
            <text:p>2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/>
          <table:table-cell table:number-columns-repeated="16369"/>
        </table:table-row>
        <table:table-row table:style-name="ro23">
          <table:table-cell table:style-name="ce1578"/>
          <table:table-cell table:style-name="ce1590" office:value-type="string" calcext:value-type="string">
            <text:p>Dárda</text:p>
          </table:table-cell>
          <table:table-cell table:style-name="ce1590" office:value-type="string" calcext:value-type="string">
            <text:p>egykezes</text:p>
          </table:table-cell>
          <table:table-cell table:style-name="ce1629" office:value-type="float" office:value="3" calcext:value-type="float">
            <text:p>3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3" calcext:value-type="float">
            <text:p>3</text:p>
          </table:table-cell>
          <table:table-cell table:style-name="ce1700" table:number-columns-repeated="2"/>
          <table:table-cell table:style-name="ce1629" office:value-type="string" calcext:value-type="string">
            <text:p>5m + (Erő x 3)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3" calcext:value-type="float">
            <text:p>3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737" office:value-type="string" calcext:value-type="string">
            <text:p>hajítás</text:p>
          </table:table-cell>
          <table:table-cell table:style-name="ce1757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69"/>
          <table:table-cell table:style-name="ce177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89" office:value-type="string" calcext:value-type="string">
            <text:p>Dobóhál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4m</text:p>
          </table:table-cell>
          <table:table-cell table:style-name="ce1621" office:value-type="float" office:value="2" calcext:value-type="float">
            <text:p>2</text:p>
          </table:table-cell>
          <table:table-cell table:style-name="ce1621" office:value-type="float" office:value="0" calcext:value-type="float">
            <text:p>0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Hajítóbárd</text:p>
          </table:table-cell>
          <table:table-cell table:style-name="ce1593" office:value-type="string" calcext:value-type="string">
            <text:p>egykeze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4" calcext:value-type="float">
            <text:p>4</text:p>
          </table:table-cell>
          <table:table-cell table:style-name="ce1591" office:value-type="float" office:value="2" calcext:value-type="float">
            <text:p>2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572"/>
          <table:table-cell table:style-name="ce1592" office:value-type="string" calcext:value-type="string">
            <text:p>Hajítótőr</text:p>
          </table:table-cell>
          <table:table-cell table:style-name="ce1590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15m</text:p>
          </table:table-cell>
          <table:table-cell table:style-name="ce1693" office:value-type="float" office:value="12" calcext:value-type="float">
            <text:p>12</text:p>
          </table:table-cell>
          <table:table-cell table:style-name="ce1693" office:value-type="float" office:value="4" calcext:value-type="float">
            <text:p>4</text:p>
          </table:table-cell>
          <table:table-cell table:style-name="ce1592" office:value-type="float" office:value="2" calcext:value-type="float">
            <text:p>2</text:p>
          </table:table-cell>
          <table:table-cell table:style-name="ce1728" office:value-type="float" office:value="5" calcext:value-type="float">
            <text:p>5</text:p>
          </table:table-cell>
          <table:table-cell table:style-name="ce1738" office:value-type="string" calcext:value-type="string">
            <text:p>hajítás</text:p>
          </table:table-cell>
          <table:table-cell table:style-name="ce1759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18">
          <table:table-cell/>
          <table:table-cell table:style-name="ce1591" office:value-type="string" calcext:value-type="string">
            <text:p>kő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10" calcext:value-type="float">
            <text:p>-10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hajítás</text:p>
          </table:table-cell>
          <table:table-cell table:style-name="ce176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Lassz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9" office:value-type="string" calcext:value-type="string">
            <text:p>-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10m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1" office:value-type="string" calcext:value-type="string">
            <text:p>Sebesülés az esés következtében lehet.</text:p>
          </table:table-cell>
          <table:table-cell table:style-name="ce1771" table:number-columns-repeated="241"/>
          <table:table-cell table:number-columns-repeated="16128"/>
        </table:table-row>
        <table:table-row table:style-name="ro25">
          <table:table-cell/>
          <table:table-cell table:style-name="ce1593" office:value-type="string" calcext:value-type="string">
            <text:p>Parittya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float" office:value="0" calcext:value-type="float">
            <text:p>0</text:p>
          </table:table-cell>
          <table:table-cell table:style-name="ce1629" office:value-type="string" calcext:value-type="string">
            <text:p>Z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70m</text:p>
          </table:table-cell>
          <table:table-cell table:number-columns-repeated="2" table:style-name="ce1629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Ramiera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0m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float" office:value="1" calcext:value-type="float">
            <text:p>1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Slan csillag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5" calcext:value-type="float">
            <text:p>-5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3" calcext:value-type="float">
            <text:p>3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4" calcext:value-type="float">
            <text:p>4</text:p>
          </table:table-cell>
          <table:table-cell table:style-name="ce1730" office:value-type="string" calcext:value-type="string">
            <text:p>hajítás</text:p>
          </table:table-cell>
          <table:table-cell table:style-name="ce1760"/>
          <table:table-cell table:number-columns-repeated="16369"/>
        </table:table-row>
        <table:table-row table:style-name="ro2">
          <table:table-cell table:style-name="ce1437"/>
          <table:table-cell table:style-name="ce1594" office:value-type="string" calcext:value-type="string">
            <text:p>Tőr</text:p>
          </table:table-cell>
          <table:table-cell table:style-name="ce1594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5" table:number-columns-repeated="2"/>
          <table:table-cell table:style-name="ce1679" office:value-type="string" calcext:value-type="string">
            <text:p>10m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2" calcext:value-type="float">
            <text:p>2</text:p>
          </table:table-cell>
          <table:table-cell table:style-name="ce1594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hajítás</text:p>
          </table:table-cell>
          <table:table-cell table:style-name="ce40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573" office:value-type="string" calcext:value-type="string">
            <text:p>Íjász lőfegyverek</text:p>
          </table:table-cell>
          <table:table-cell table:style-name="ce1589" office:value-type="string" calcext:value-type="string">
            <text:p>Rövid íj</text:p>
          </table:table-cell>
          <table:table-cell table:style-name="ce1589" office:value-type="string" calcext:value-type="string">
            <text:p>kétkezes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07"/>
          <table:table-cell table:style-name="ce1720"/>
          <table:table-cell table:style-name="ce1621" office:value-type="string" calcext:value-type="string">
            <text:p>60m</text:p>
          </table:table-cell>
          <table:table-cell table:number-columns-repeated="2" table:style-name="ce1621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5" calcext:value-type="float">
            <text:p>5</text:p>
          </table:table-cell>
          <table:table-cell table:style-name="ce1730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591" office:value-type="string" calcext:value-type="string">
            <text:p>Hosszú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3" calcext:value-type="float">
            <text:p>3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2" calcext:value-type="float">
            <text:p>12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591" office:value-type="string" calcext:value-type="string">
            <text:p>Visszacsapó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3" calcext:value-type="float">
            <text:p>3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6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Elf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13" calcext:value-type="float">
            <text:p>13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Fúvócső, kicsi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string" calcext:value-type="string">
            <text:p>spec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16m</text:p>
          </table:table-cell>
          <table:table-cell table:style-name="ce1629" office:value-type="float" office:value="10" calcext:value-type="float">
            <text:p>10</text:p>
          </table:table-cell>
          <table:table-cell table:style-name="ce1629" office:value-type="float" office:value="8" calcext:value-type="float">
            <text:p>8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8" calcext:value-type="float">
            <text:p>8</text:p>
          </table:table-cell>
          <table:table-cell table:style-name="ce1737" office:value-type="string" calcext:value-type="string">
            <text:p>íjászat</text:p>
          </table:table-cell>
          <table:table-cell table:style-name="ce176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Fúvócső, vadász</text:p>
          </table:table-cell>
          <table:table-cell table:style-name="ce1593" office:value-type="string" calcext:value-type="string">
            <text:p>kétkezes</text:p>
          </table:table-cell>
          <table:table-cell table:style-name="ce1629" office:value-type="float" office:value="-10" calcext:value-type="float">
            <text:p>-10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30m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10" calcext:value-type="float">
            <text:p>1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íjászat</text:p>
          </table:table-cell>
          <table:table-cell table:style-name="ce1761"/>
          <table:table-cell table:style-name="ce1771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övész lőfegyverek</text:p>
          </table:table-cell>
          <table:table-cell table:style-name="ce1589" office:value-type="string" calcext:value-type="string">
            <text:p>Kézi nyílpuska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0" calcext:value-type="float">
            <text:p>0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style-name="ce1589" office:value-type="float" office:value="8" calcext:value-type="float">
            <text:p>8</text:p>
          </table:table-cell>
          <table:table-cell table:style-name="ce1589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9" calcext:value-type="float">
            <text:p>9</text:p>
          </table:table-cell>
          <table:table-cell table:style-name="ce1730" office:value-type="string" calcext:value-type="string">
            <text:p>lövészet</text:p>
          </table:table-cell>
          <table:table-cell table:style-name="ce175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591" office:value-type="string" calcext:value-type="string">
            <text:p>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8" calcext:value-type="float">
            <text:p>8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4" calcext:value-type="float">
            <text:p>4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2" calcext:value-type="float">
            <text:p>12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Nehéz 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15" calcext:value-type="float">
            <text:p>15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80m</text:p>
          </table:table-cell>
          <table:table-cell table:style-name="ce1591" office:value-type="float" office:value="1" calcext:value-type="float">
            <text:p>1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5" calcext:value-type="float">
            <text:p>1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591" office:value-type="string" calcext:value-type="string">
            <text:p>Shadoni páncéltörő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20" calcext:value-type="float">
            <text:p>20</text:p>
          </table:table-cell>
          <table:table-cell table:style-name="ce1591" office:value-type="string" calcext:value-type="string">
            <text:p>Z</text:p>
          </table:table-cell>
          <table:table-cell table:style-name="ce1678" office:value-type="float" office:value="20" calcext:value-type="float">
            <text:p>2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string" calcext:value-type="string">
            <text:p>-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hare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3" calcext:value-type="float">
            <text:p>3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5" calcext:value-type="float">
            <text:p>5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437"/>
          <table:table-cell table:style-name="ce1594" office:value-type="string" calcext:value-type="string">
            <text:p>Aquir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string" calcext:value-type="string">
            <text:p>halál / +6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20" calcext:value-type="float">
            <text:p>20</text:p>
          </table:table-cell>
          <table:table-cell table:style-name="ce1705" table:number-columns-repeated="2"/>
          <table:table-cell table:style-name="ce1679" office:value-type="string" calcext:value-type="string">
            <text:p>5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lövészet</text:p>
          </table:table-cell>
          <table:table-cell table:style-name="ce1764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64"/>
          <table:table-cell table:style-name="ce405" table:number-columns-repeated="240"/>
          <table:table-cell table:number-columns-repeated="16128"/>
        </table:table-row>
        <table:table-row table:style-name="ro2">
          <table:table-cell table:style-name="ce1572"/>
          <table:table-cell table:number-columns-repeated="12"/>
          <table:table-cell table:style-name="ce685"/>
          <table:table-cell table:number-columns-repeated="16370"/>
        </table:table-row>
        <table:table-row table:style-name="ro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number-columns-repeated="2"/>
          <table:table-cell table:style-name="ce1606"/>
          <table:table-cell table:number-columns-repeated="10"/>
          <table:table-cell table:style-name="ce68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ce1530"/>
        <table:table-column table:style-name="co68" table:default-cell-style-name="ce1478"/>
        <table:table-column table:style-name="co69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93"/>
          <table:covered-table-cell table:style-name="ce1421"/>
          <table:covered-table-cell table:style-name="ce1574"/>
          <table:covered-table-cell table:style-name="ce1421"/>
          <table:table-cell table:style-name="ce693"/>
          <table:table-cell table:style-name="ce260"/>
          <table:table-cell table:style-name="ce693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693"/>
          <table:table-cell table:style-name="ce1413"/>
          <table:table-cell table:style-name="ce1574"/>
          <table:table-cell table:style-name="ce1413"/>
          <table:table-cell table:style-name="ce693"/>
          <table:table-cell table:style-name="ce260"/>
          <table:table-cell table:style-name="ce693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78"/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45" table:content-validation-name="val184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7]+[.B59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4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formula="of:=COUNTA([.A6:.A14];[.A16:.A22];[.A25:.A31])" office:value-type="float" office:value="23" calcext:value-type="float">
            <text:p>23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2">
          <table:table-cell table:style-name="Default" table:number-columns-repeated="3"/>
          <table:table-cell table:style-name="ce1479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style-name="Default" table:number-columns-repeated="2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6:.A59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2">
          <table:table-cell table:style-name="Default" table:number-columns-repeated="2"/>
          <table:table-cell table:number-columns-repeated="16382"/>
        </table:table-row>
        <table:table-row table:style-name="ro2" table:number-rows-repeated="104851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70" table:default-cell-style-name="ce1834"/>
        <table:table-column table:style-name="co71" table:default-cell-style-name="ce1842"/>
        <table:table-column table:style-name="co72" table:default-cell-style-name="ce1834"/>
        <table:table-column table:style-name="co73" table:default-cell-style-name="ce1850"/>
        <table:table-column table:style-name="co14" table:default-cell-style-name="ce1834"/>
        <table:table-column table:style-name="co74" table:default-cell-style-name="ce1834"/>
        <table:table-column table:style-name="co75" table:default-cell-style-name="ce1834"/>
        <table:table-column table:style-name="co76" table:default-cell-style-name="ce1855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80" table:default-cell-style-name="ce1834"/>
        <table:table-column table:style-name="co81" table:default-cell-style-name="ce1834"/>
        <table:table-column table:style-name="co82" table:default-cell-style-name="ce1834"/>
        <table:table-column table:style-name="co14" table:number-columns-repeated="16370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1"/>
          <table:covered-table-cell table:style-name="ce1848"/>
          <table:covered-table-cell table:style-name="ce1849"/>
          <table:covered-table-cell table:number-columns-repeated="3" table:style-name="ce1848"/>
          <table:covered-table-cell table:style-name="ce1854"/>
          <table:covered-table-cell table:number-columns-repeated="5" table:style-name="ce1848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7" office:value-type="string" calcext:value-type="string">
            <text:p>Általános fortélyok</text:p>
          </table:table-cell>
          <table:table-cell table:style-name="ce1843" office:value-type="string" calcext:value-type="string">
            <text:p>Max fok</text:p>
          </table:table-cell>
          <table:table-cell/>
          <table:table-cell table:style-name="ce1837" office:value-type="string" calcext:value-type="string">
            <text:p>Nyelvek</text:p>
          </table:table-cell>
          <table:table-cell table:style-name="ce1851" office:value-type="string" calcext:value-type="string">
            <text:p>Rövidítés</text:p>
          </table:table-cell>
          <table:table-cell/>
          <table:table-cell table:style-name="ce1851" office:value-type="string" calcext:value-type="string">
            <text:p>Szabad Hátterek</text:p>
          </table:table-cell>
          <table:table-cell table:style-name="ce1856"/>
          <table:table-cell/>
          <table:table-cell table:style-name="ce1851" office:value-type="string" calcext:value-type="string">
            <text:p>Kiemelt Hátterek</text:p>
          </table:table-cell>
          <table:table-cell/>
          <table:table-cell table:style-name="ce1851" office:value-type="string" calcext:value-type="string">
            <text:p>Leíró Hátterek</text:p>
          </table:table-cell>
          <table:table-cell/>
          <table:table-cell table:style-name="ce1851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8"/>
          <table:table-cell table:style-name="ce1843"/>
          <table:table-cell table:number-columns-repeated="4"/>
          <table:table-cell table:style-name="ce1838"/>
          <table:table-cell table:style-name="ce1857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52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65" office:value-type="string" calcext:value-type="string">
            <text:p><text:span text:style-name="T28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2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852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8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Faj Hátterek</text:p>
          </table:table-cell>
          <table:table-cell/>
          <table:table-cell table:style-name="ce1852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8" office:value-type="string" calcext:value-type="string">
            <text:p>Érzékenység Tulajdonságodat segíti tapintás esetén</text:p>
          </table:table-cell>
          <table:table-cell/>
          <table:table-cell table:style-name="ce1838"/>
          <table:table-cell/>
          <table:table-cell table:style-name="ce1852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2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40" office:value-type="string" calcext:value-type="string">
            <text:p>➖➖➖ Általános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8" office:value-type="string" calcext:value-type="string">
            <text:p>Befolyásolás, Emberismeret, Nyomoz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2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52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8" office:value-type="string" calcext:value-type="string">
            <text:p>Nyomozás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2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2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2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2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5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2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8" office:value-type="string" calcext:value-type="string">
            <text:p>Lovaglás, Léglovagl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2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7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2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2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2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2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5" office:value-type="string" calcext:value-type="string">
            <text:p><text:span text:style-name="T28">➖➖➖ </text:span><text:span text:style-name="T40">Küllem, fizikum </text:span><text:span text:style-name="T41">➖➖➖ </text:span>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8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8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53" table:formula="of:=COUNTA([.G6:.G38])" office:value-type="float" office:value="33" calcext:value-type="float">
            <text:p>33</text:p>
          </table:table-cell>
          <table:table-cell table:style-name="ce1858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 table:style-name="ce1860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51" office:value-type="string" calcext:value-type="string">
            <text:p>Kultúrkör Szabad Háttérek</text:p>
          </table:table-cell>
          <table:table-cell table:style-name="ce1856"/>
          <table:table-cell table:number-columns-repeated="16376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style-name="ce183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1638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2" office:value-type="string" calcext:value-type="string">
            <text:p>toro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2" office:value-type="string" calcext:value-type="string">
            <text:p>pyarro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2" office:value-type="string" calcext:value-type="string">
            <text:p>shado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7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2" office:value-type="string" calcext:value-type="string">
            <text:p>krá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2" office:value-type="string" calcext:value-type="string">
            <text:p>ibara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/>
          <table:table-cell table:style-name="ce183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52" office:value-type="string" calcext:value-type="string">
            <text:p>törpe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52" office:value-type="string" calcext:value-type="string">
            <text:p>erv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ce1852" office:value-type="string" calcext:value-type="string">
            <text:p>elf</text:p>
          </table:table-cell>
          <table:table-cell table:style-name="ce1864"/>
          <table:table-cell table:number-columns-repeated="16376"/>
        </table:table-row>
        <table:table-row table:style-name="ro2">
          <table:table-cell table:style-name="ce1837" office:value-type="string" calcext:value-type="string">
            <text:p>Harci fortélyok</text:p>
          </table:table-cell>
          <table:table-cell table:style-name="ce1479"/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6" office:value-type="string" calcext:value-type="string">
            <text:p>Karakter pontok (KP) elosztása </text:p>
          </table:table-cell>
          <table:table-cell table:style-name="ce1866"/>
          <table:table-cell table:number-columns-repeated="16382"/>
        </table:table-row>
        <table:table-row table:style-name="ro22">
          <table:table-cell/>
          <table:table-cell table:style-name="ce1881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81"/>
          <table:table-cell table:number-columns-repeated="16382"/>
        </table:table-row>
        <table:table-row table:style-name="ro27">
          <table:table-cell/>
          <table:table-cell table:style-name="ce188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81"/>
          <table:table-cell table:number-columns-repeated="16382"/>
        </table:table-row>
        <table:table-row table:style-name="ro27">
          <table:table-cell/>
          <table:table-cell table:style-name="ce188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81"/>
          <table:table-cell table:number-columns-repeated="16382"/>
        </table:table-row>
        <table:table-row table:style-name="ro27">
          <table:table-cell/>
          <table:table-cell table:style-name="ce188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2">
          <table:table-cell table:style-name="ce186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52"/>
        <table:table-column table:style-name="co14" table:number-columns-repeated="16383" table:default-cell-style-name="ce352"/>
        <table:table-row table:style-name="ro1">
          <table:table-cell table:style-name="ce1895" office:value-type="string" calcext:value-type="string">
            <text:p>V8.6.2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Misztikus fül teljesen átrendezve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Aurafejlesztés átmozgatva Misztikus fülre, Alapértékek oldalra is kivezetve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Tudományok, Történelemismeret szekunder képzettség lett</text:p>
          </table:table-cell>
          <table:table-cell table:style-name="Default" table:number-columns-repeated="16383"/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Szabad Pont: Tsz/2 (lefele kerekítve)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Demonológia képzettség megszűnt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Rejtjelfejtő Szabad Háttér (Rejtjelfejtő Szakma megszűnt)</text:p>
          </table:table-cell>
          <table:table-cell table:style-name="Default" table:number-columns-repeated="16383"/>
        </table:table-row>
        <table:table-row table:style-name="ro2">
          <table:table-cell table:style-name="ce1897"/>
          <table:table-cell table:style-name="Default" table:number-columns-repeated="16383"/>
        </table:table-row>
        <table:table-row table:style-name="ro1">
          <table:table-cell table:style-name="ce1895" office:value-type="string" calcext:value-type="string">
            <text:p>V8.6.1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Fegyvertáblázat képleteinek egyszerűsítése (amennyire lehet)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épzettséglista szinkronizálás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P költések minden kategóriára annak fejlécében számolva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Misztikus KP költés szétbontva (képzettség, fortély)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Mf fok és KP számítás bemozgatva a harci fortélyok alá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rengeteg apró javítás</text:p>
          </table:table-cell>
          <table:table-cell table:style-name="Default" table:number-columns-repeated="16383"/>
        </table:table-row>
        <table:table-row table:style-name="ro2">
          <table:table-cell table:style-name="ce1897"/>
          <table:table-cell table:style-name="Default" table:number-columns-repeated="16383"/>
        </table:table-row>
        <table:table-row table:style-name="ro1">
          <table:table-cell table:style-name="ce1895" office:value-type="string" calcext:value-type="string">
            <text:p>V8.6.0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P javadalmazás és költségek mind leosztva 2,5-tel. Hangolás képzettségek KP igényein.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Data fül teljes átrendezése</text:p>
          </table:table-cell>
          <table:table-cell table:number-columns-repeated="16383"/>
        </table:table-row>
        <table:table-row table:style-name="ro2">
          <table:table-cell table:style-name="ce1897"/>
          <table:table-cell table:style-name="Default" table:number-columns-repeated="16383"/>
        </table:table-row>
        <table:table-row table:style-name="ro1">
          <table:table-cell table:style-name="ce1895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TÉ csökkenés számolása sebesülés táblázatnál jav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, vértek táblázat átrendezv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GT csökkenés automatikusan szám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ultúrkör felvehető: Szint/2 (felfele kerekítve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5.0 – 1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Átfogó, Átlagos kategóriák megszűntek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 értékek számolása változo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fejlesztés próba segédtáblázat (Misztikus lap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Vérteknél legördülő menüből sok érté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FÉ számítása automatiku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átalakítása SzP oszlopokkal, Kiterjesztés oszlop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Rengeteg képzettség, fortély és Szabad Háttér szinkronizálása doksiva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öbb hely Primer és Szekunder képzettségekne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i fortélyok legördülőből választhat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Alap: 250, KP/Szint: 120, Szekunder KP/Szint: 5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rkánumok válasthatóak legördülő listábó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: segítő szövegek, legördülő menü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nc újra képzettség (Szabad Hátterek közül kihúzva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szétbontva külön táblázatokr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bad Pontok költésének számolása külö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képzettségek maximuma: (szint x <text:span text:style-name="T42">6</text:span>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905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Kiegészítő KP / Szint: (</text:span><text:span text:style-name="T44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Erőbónusz beszámít: (Erő/2) <text:span text:style-name="T45">→ </text:span><text:span text:style-name="T46">lefelé</text:span><text:span text:style-name="T45"> kerekítve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                   <text:span text:style-name="T4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                   <text:span text:style-name="T4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90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9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 <text:span text:style-name="T13"> </text:span><text:span text:style-name="T47">→</text:span><text:span text:style-name="T13"> </text:span>Karakter neve, faja, vallása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7">→</text:span><text:span text:style-name="T13"> Személyiségjegyei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7">→</text:span><text:span text:style-name="T13"> Kommunikáció, szociális érzék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7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9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0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01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6" table:default-cell-style-name="ce1834"/>
        <table:table-column table:style-name="co87" table:default-cell-style-name="ce1610"/>
        <table:table-column table:style-name="co88" table:default-cell-style-name="ce1834"/>
        <table:table-column table:style-name="co89" table:default-cell-style-name="ce1834"/>
        <table:table-column table:style-name="co88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ce1834"/>
        <table:table-column table:style-name="co97" table:default-cell-style-name="ce1834"/>
        <table:table-column table:style-name="co98" table:number-columns-repeated="3" table:default-cell-style-name="ce183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7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73"/>
          <table:covered-table-cell table:style-name="ce1711"/>
          <table:covered-table-cell table:number-columns-repeated="6" table:style-name="ce1673"/>
          <table:covered-table-cell table:number-columns-repeated="3" table:style-name="ce1800"/>
          <table:covered-table-cell table:style-name="ce167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73"/>
          <table:table-cell table:style-name="ce1711"/>
          <table:table-cell table:style-name="ce1673" table:number-columns-repeated="6"/>
          <table:table-cell table:style-name="ce1800" table:number-columns-repeated="3"/>
          <table:table-cell table:style-name="ce167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82" office:value-type="string" calcext:value-type="string">
            <text:p>Szint</text:p>
          </table:table-cell>
          <table:table-cell table:style-name="ce1782" office:value-type="string" calcext:value-type="string" table:number-columns-spanned="2" table:number-rows-spanned="1">
            <text:p>KP</text:p>
          </table:table-cell>
          <table:covered-table-cell table:style-name="ce178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6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50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6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4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5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50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70" office:value-type="string" calcext:value-type="string">
            <text:p>Fok</text:p>
          </table:table-cell>
          <table:table-cell table:style-name="ce167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50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7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5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50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50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5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7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50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70"/>
          <table:table-cell table:number-columns-repeated="235"/>
        </table:table-row>
        <table:table-row table:style-name="ro3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50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7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50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550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5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97" table:number-columns-repeated="3"/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597"/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70" table:content-validation-name="val187" office:value-type="string" calcext:value-type="string">
            <text:p>Fok</text:p>
          </table:table-cell>
          <table:table-cell table:style-name="ce1670" table:content-validation-name="val187" office:value-type="string" calcext:value-type="string">
            <text:p>Bónusz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566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91" table:content-validation-name="val58"/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70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1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6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7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6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7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2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3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597" table:content-validation-name="val58"/>
          <table:table-cell table:style-name="ce1670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7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671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671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671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671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3" table:content-validation-name="val58"/>
          <table:table-cell table:style-name="ce1664" table:content-validation-name="val58" table:number-columns-repeated="2"/>
          <table:table-cell table:style-name="ce1842" table:content-validation-name="val58"/>
          <table:table-cell table:style-name="ce1774" table:content-validation-name="val58"/>
          <table:table-cell table:style-name="ce184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597" table:content-validation-name="val58"/>
          <table:covered-table-cell table:style-name="ce691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672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672" table:content-validation-name="val58"/>
          <table:table-cell table:style-name="ce1672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672" table:content-validation-name="val58" office:value-type="string" calcext:value-type="string">
            <text:p>Szúró</text:p>
          </table:table-cell>
          <table:table-cell table:style-name="ce1672" table:content-validation-name="val58" office:value-type="string" calcext:value-type="string">
            <text:p>Vágó</text:p>
          </table:table-cell>
          <table:table-cell table:style-name="ce1672" table:content-validation-name="val58" office:value-type="string" calcext:value-type="string">
            <text:p>Zúzó</text:p>
          </table:table-cell>
          <table:table-cell table:style-name="ce1672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39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39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39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39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39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39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39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672" table:content-validation-name="val58" office:value-type="string" calcext:value-type="string">
            <text:p>SFÉ</text:p>
          </table:table-cell>
          <table:table-cell table:style-name="ce1672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672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50"/>
          <table:table-cell table:style-name="ce1617"/>
          <table:table-cell table:style-name="Default" table:number-columns-repeated="3"/>
          <table:table-cell table:style-name="ce1774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50"/>
          <table:table-cell table:style-name="ce1633"/>
          <table:table-cell table:style-name="ce1664" table:number-columns-repeated="2"/>
          <table:table-cell table:style-name="ce1842"/>
          <table:table-cell table:style-name="ce1774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50"/>
          <table:table-cell table:style-name="ce1633"/>
          <table:table-cell table:style-name="ce1664" table:number-columns-repeated="2"/>
          <table:table-cell table:style-name="ce1842"/>
          <table:table-cell table:style-name="ce1774"/>
          <table:table-cell table:style-name="ce1842" table:number-columns-repeated="6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0"/>
          <table:table-cell table:style-name="ce1633"/>
          <table:table-cell table:style-name="ce1664" table:number-columns-repeated="2"/>
          <table:table-cell table:style-name="ce1842"/>
          <table:table-cell table:number-columns-repeated="4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0"/>
          <table:table-cell table:number-columns-repeated="8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5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8" table:on-update-keep-styles="true" table:on-update-keep-size="false"/>
        <table:database-range table:name="hatterek_szabad_all" table:target-range-address="Fortélylista.G5:Fortélylista.H38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4:Képzettséglista.C26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2:Fortélylista.G50" table:on-update-keep-styles="true" table:on-update-keep-size="false"/>
        <table:database-range table:name="magia_arkanumok" table:target-range-address="Képzettséglista.A35:Képzettséglista.A59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00.00.00</text:date>, <text:time style:data-style-name="N2" text:time-value="19:28:38.11028198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06T19:49:52.508187647</dc:date>
    <meta:editing-cycles>667</meta:editing-cycles>
    <meta:editing-duration>P7DT9H59M20S</meta:editing-duration>
    <meta:document-statistic meta:table-count="11" meta:cell-count="340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